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arial" svg:font-family="arial, sans-serif"/>
    <style:font-face style:name="FreeSans1" svg:font-family="FreeSans" style:font-family-generic="swiss"/>
    <style:font-face style:name="Arial" svg:font-family="Arial, Helvetica, Arial, sans-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office:font-face-decls>
  <office:automatic-styles>
    <style:style style:name="P1" style:family="paragraph" style:parent-style-name="Text_20_body">
      <style:paragraph-properties fo:margin-left="0.162cm" fo:margin-right="0cm" fo:margin-top="0cm" fo:margin-bottom="0cm" loext:contextual-spacing="false" style:line-height-at-least="0.529cm" fo:text-align="start" style:justify-single-word="false" fo:text-indent="0cm" style:auto-text-indent="false">
        <style:tab-stops>
          <style:tab-stop style:position="0cm"/>
        </style:tab-stops>
      </style:paragraph-properties>
      <style:text-properties officeooo:paragraph-rsid="00009ddb"/>
    </style:style>
    <style:style style:name="P2" style:family="paragraph" style:parent-style-name="Text_20_body">
      <style:paragraph-properties fo:margin-left="0.162cm" fo:margin-right="0cm" fo:margin-top="0cm" fo:margin-bottom="0cm" loext:contextual-spacing="false" style:line-height-at-least="0.529cm" fo:text-align="center" style:justify-single-word="false" fo:text-indent="0cm" style:auto-text-indent="false">
        <style:tab-stops>
          <style:tab-stop style:position="0cm"/>
        </style:tab-stops>
      </style:paragraph-properties>
      <style:text-properties officeooo:rsid="00009ddb" officeooo:paragraph-rsid="00009ddb"/>
    </style:style>
    <style:style style:name="P3" style:family="paragraph" style:parent-style-name="Text_20_body">
      <style:paragraph-properties fo:margin-left="0cm" fo:margin-right="0cm" fo:margin-top="0cm" fo:margin-bottom="0cm" loext:contextual-spacing="false" style:line-height-at-least="0.529cm" fo:text-align="center" style:justify-single-word="false" fo:text-indent="0cm" style:auto-text-indent="false">
        <style:tab-stops>
          <style:tab-stop style:position="0cm"/>
        </style:tab-stops>
      </style:paragraph-properties>
      <style:text-properties officeooo:rsid="00009ddb" officeooo:paragraph-rsid="00009ddb"/>
    </style:style>
    <style:style style:name="P4"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weight="bold" officeooo:rsid="0003cd86" officeooo:paragraph-rsid="0003cd86" style:font-weight-asian="bold" style:font-weight-complex="bold"/>
    </style:style>
    <style:style style:name="P5"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weight="normal" officeooo:rsid="00076b49" officeooo:paragraph-rsid="00076b49" style:font-weight-asian="normal" style:font-weight-complex="normal"/>
    </style:style>
    <style:style style:name="P6"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weight="normal" officeooo:rsid="00076b49" officeooo:paragraph-rsid="001acb35" style:font-weight-asian="normal" style:font-weight-complex="normal"/>
    </style:style>
    <style:style style:name="P7"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weight="normal" officeooo:rsid="00092076" officeooo:paragraph-rsid="001acb35" style:font-weight-asian="normal" style:font-weight-complex="normal"/>
    </style:style>
    <style:style style:name="P8"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weight="normal" officeooo:rsid="0010c4ab" officeooo:paragraph-rsid="0011b136" style:font-weight-asian="normal" style:font-weight-complex="normal"/>
    </style:style>
    <style:style style:name="P9"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weight="normal" officeooo:rsid="00165dac" officeooo:paragraph-rsid="00165dac" style:font-weight-asian="normal" style:font-weight-complex="normal"/>
    </style:style>
    <style:style style:name="P10"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weight="normal" officeooo:rsid="000f812d" officeooo:paragraph-rsid="001dc6d1" style:font-weight-asian="normal" style:font-weight-complex="normal"/>
    </style:style>
    <style:style style:name="P11"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weight="normal" officeooo:rsid="0011b136" officeooo:paragraph-rsid="001e501f" style:font-weight-asian="normal" style:font-weight-complex="normal"/>
    </style:style>
    <style:style style:name="P12"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officeooo:rsid="00076b49" officeooo:paragraph-rsid="001a394c"/>
    </style:style>
    <style:style style:name="P13"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fo:font-weight="bold" officeooo:rsid="00023840" officeooo:paragraph-rsid="00023840" style:font-weight-asian="bold" style:font-weight-complex="bold"/>
    </style:style>
    <style:style style:name="P14"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fo:font-weight="bold" officeooo:rsid="0003cd86" officeooo:paragraph-rsid="0003cd86" style:font-weight-asian="bold" style:font-weight-complex="bold"/>
    </style:style>
    <style:style style:name="P15"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fo:font-weight="bold" officeooo:rsid="0003cd86" officeooo:paragraph-rsid="000ce3a6" style:font-weight-asian="bold" style:font-weight-complex="bold"/>
    </style:style>
    <style:style style:name="P16"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fo:font-weight="bold" officeooo:rsid="0003cd86" officeooo:paragraph-rsid="00051431" style:font-weight-asian="bold" style:font-weight-complex="bold"/>
    </style:style>
    <style:style style:name="P17"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fo:font-weight="bold" officeooo:rsid="0003cd86" officeooo:paragraph-rsid="002bc085" style:font-weight-asian="bold" style:font-weight-complex="bold"/>
    </style:style>
    <style:style style:name="P18"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fo:font-weight="bold" officeooo:rsid="0005b1fd" officeooo:paragraph-rsid="0005b1fd" style:font-weight-asian="bold" style:font-weight-complex="bold"/>
    </style:style>
    <style:style style:name="P19"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fo:font-weight="normal" officeooo:rsid="00092076" officeooo:paragraph-rsid="002bc085" style:font-weight-asian="normal" style:font-weight-complex="normal"/>
    </style:style>
    <style:style style:name="P20"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fo:font-weight="normal" officeooo:rsid="000b1e36" officeooo:paragraph-rsid="002dc070" style:font-weight-asian="normal" style:font-weight-complex="normal"/>
    </style:style>
    <style:style style:name="P21"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fo:font-weight="normal" officeooo:rsid="000b1e36" officeooo:paragraph-rsid="002eb1e3" style:font-weight-asian="normal" style:font-weight-complex="normal"/>
    </style:style>
    <style:style style:name="P22"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fo:font-weight="normal" officeooo:rsid="000b1e36" officeooo:paragraph-rsid="00301d0c" style:font-weight-asian="normal" style:font-weight-complex="normal"/>
    </style:style>
    <style:style style:name="P23"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weight="normal" officeooo:rsid="000b1e36" officeooo:paragraph-rsid="002eb1e3" style:font-weight-asian="normal" style:font-weight-complex="normal"/>
    </style:style>
    <style:style style:name="P24"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weight="normal" officeooo:rsid="000b1e36" officeooo:paragraph-rsid="002dc070" style:font-weight-asian="normal" style:font-weight-complex="normal"/>
    </style:style>
    <style:style style:name="P25"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weight="normal" officeooo:rsid="0027e043" officeooo:paragraph-rsid="00165dac" style:font-weight-asian="normal" style:font-weight-complex="normal"/>
    </style:style>
    <style:style style:name="P26"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weight="normal" officeooo:rsid="0028845a" officeooo:paragraph-rsid="002bc085" style:font-weight-asian="normal" style:font-weight-complex="normal"/>
    </style:style>
    <style:style style:name="P27" style:family="paragraph" style:parent-style-name="Text_20_body" style:list-style-name="L7">
      <style:paragraph-properties fo:margin-top="0cm" fo:margin-bottom="0cm" loext:contextual-spacing="false" style:line-height-at-least="0.529cm" fo:text-align="start" style:justify-single-word="false">
        <style:tab-stops>
          <style:tab-stop style:position="0cm"/>
        </style:tab-stops>
      </style:paragraph-properties>
      <style:text-properties fo:font-weight="normal" officeooo:rsid="0029b70d" officeooo:paragraph-rsid="0029b70d" style:font-weight-asian="normal" style:font-weight-complex="normal"/>
    </style:style>
    <style:style style:name="P28"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weight="normal" officeooo:rsid="000ea459" officeooo:paragraph-rsid="002dc070" style:font-weight-asian="normal" style:font-weight-complex="normal"/>
    </style:style>
    <style:style style:name="P29"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weight="normal" officeooo:rsid="00345e07" officeooo:paragraph-rsid="00345e07" style:font-weight-asian="normal" style:font-weight-complex="normal"/>
    </style:style>
    <style:style style:name="P30" style:family="paragraph" style:parent-style-name="Text_20_body" style:list-style-name="L8">
      <style:paragraph-properties fo:margin-top="0cm" fo:margin-bottom="0cm" loext:contextual-spacing="false" style:line-height-at-least="0.529cm" fo:text-align="start" style:justify-single-word="false">
        <style:tab-stops>
          <style:tab-stop style:position="0cm"/>
        </style:tab-stops>
      </style:paragraph-properties>
      <style:text-properties fo:font-weight="normal" officeooo:rsid="0035c50e" officeooo:paragraph-rsid="0035c50e" style:font-weight-asian="normal" style:font-weight-complex="normal"/>
    </style:style>
    <style:style style:name="P31"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weight="normal" officeooo:rsid="00372e14" officeooo:paragraph-rsid="00372e14" style:font-weight-asian="normal" style:font-weight-complex="normal"/>
    </style:style>
    <style:style style:name="P32" style:family="paragraph" style:parent-style-name="Text_20_body" style:list-style-name="L8">
      <style:paragraph-properties fo:margin-top="0cm" fo:margin-bottom="0cm" loext:contextual-spacing="false" style:line-height-at-least="0.529cm" fo:text-align="start" style:justify-single-word="false">
        <style:tab-stops>
          <style:tab-stop style:position="0cm"/>
        </style:tab-stops>
      </style:paragraph-properties>
      <style:text-properties fo:font-weight="normal" officeooo:rsid="00372e14" officeooo:paragraph-rsid="00372e14" style:font-weight-asian="normal" style:font-weight-complex="normal"/>
    </style:style>
    <style:style style:name="P33"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officeooo:rsid="000b1e36" officeooo:paragraph-rsid="002dc070"/>
    </style:style>
    <style:style style:name="P34"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fo:font-variant="normal" fo:text-transform="none" fo:color="#333333" style:font-name="Arial" fo:font-size="10.5pt" fo:letter-spacing="normal" fo:font-style="normal" fo:font-weight="bold" officeooo:rsid="00023840" officeooo:paragraph-rsid="00023840" style:font-size-asian="10.5pt" style:font-style-asian="normal" style:font-weight-asian="bold" style:font-weight-complex="bold"/>
    </style:style>
    <style:style style:name="P35"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fo:font-variant="normal" fo:text-transform="none" fo:color="#333333" style:font-name="Arial" fo:font-size="10.5pt" fo:letter-spacing="normal" fo:font-style="normal" fo:font-weight="bold" officeooo:rsid="0003cd86" officeooo:paragraph-rsid="0003cd86" style:font-size-asian="10.5pt" style:font-style-asian="normal" style:font-weight-asian="bold" style:font-weight-complex="bold"/>
    </style:style>
    <style:style style:name="P36" style:family="paragraph" style:parent-style-name="Text_20_body" style:list-style-name="L4">
      <style:paragraph-properties fo:margin-top="0cm" fo:margin-bottom="0cm" loext:contextual-spacing="false" style:line-height-at-least="0.529cm" fo:text-align="start" style:justify-single-word="false">
        <style:tab-stops>
          <style:tab-stop style:position="0cm"/>
        </style:tab-stops>
      </style:paragraph-properties>
      <style:text-properties officeooo:paragraph-rsid="0028845a"/>
    </style:style>
    <style:style style:name="P37"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officeooo:paragraph-rsid="002dc070"/>
    </style:style>
    <style:style style:name="P38"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officeooo:paragraph-rsid="002dc070"/>
    </style:style>
    <style:style style:name="P39"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officeooo:paragraph-rsid="002bc085"/>
    </style:style>
    <style:style style:name="P40"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officeooo:rsid="000cea91" officeooo:paragraph-rsid="000ea459"/>
    </style:style>
    <style:style style:name="P41" style:family="paragraph" style:parent-style-name="Text_20_body" style:list-style-name="WWNum16">
      <style:paragraph-properties fo:margin-left="0.661cm" fo:margin-right="0cm" fo:margin-top="0cm" fo:margin-bottom="0cm" loext:contextual-spacing="false" style:line-height-at-least="0.529cm" fo:text-align="start" style:justify-single-word="false" fo:text-indent="-0.499cm" style:auto-text-indent="false">
        <style:tab-stops>
          <style:tab-stop style:position="0cm"/>
        </style:tab-stops>
      </style:paragraph-properties>
      <style:text-properties officeooo:paragraph-rsid="00009ddb"/>
    </style:style>
    <style:style style:name="P42" style:family="paragraph" style:parent-style-name="Text_20_body" style:list-style-name="WWNum16">
      <style:paragraph-properties fo:margin-left="1.323cm" fo:margin-right="0cm" fo:margin-top="0cm" fo:margin-bottom="0cm" loext:contextual-spacing="false" style:line-height-at-least="0.529cm" fo:text-align="start" style:justify-single-word="false" fo:text-indent="-0.499cm" style:auto-text-indent="false">
        <style:tab-stops>
          <style:tab-stop style:position="0cm"/>
        </style:tab-stops>
      </style:paragraph-properties>
      <style:text-properties fo:font-variant="normal" fo:text-transform="none" fo:color="#333333" style:font-name="Arial" fo:font-size="10.5pt" fo:letter-spacing="normal" fo:font-style="normal" fo:font-weight="normal" officeooo:paragraph-rsid="00009ddb" style:font-size-asian="10.5pt" style:font-style-asian="normal" style:font-weight-asian="normal"/>
    </style:style>
    <style:style style:name="P43" style:family="paragraph" style:parent-style-name="Text_20_body" style:list-style-name="WWNum16">
      <style:paragraph-properties fo:margin-left="1.984cm" fo:margin-right="0cm" fo:margin-top="0cm" fo:margin-bottom="0cm" loext:contextual-spacing="false" style:line-height-at-least="0.529cm" fo:text-align="start" style:justify-single-word="false" fo:text-indent="-0.499cm" style:auto-text-indent="false">
        <style:tab-stops>
          <style:tab-stop style:position="0cm"/>
        </style:tab-stops>
      </style:paragraph-properties>
      <style:text-properties fo:font-variant="normal" fo:text-transform="none" fo:color="#333333" style:font-name="Arial" fo:font-size="10.5pt" fo:letter-spacing="normal" fo:font-style="normal" fo:font-weight="normal" officeooo:paragraph-rsid="00009ddb" style:font-size-asian="10.5pt" style:font-style-asian="normal" style:font-weight-asian="normal"/>
    </style:style>
    <style:style style:name="T1" style:family="text">
      <style:text-properties fo:font-variant="normal" fo:text-transform="none" fo:color="#333333" style:font-name="Arial" fo:font-size="10.5pt" fo:letter-spacing="normal" fo:font-style="normal" fo:font-weight="bold" style:font-size-asian="10.5pt" style:font-style-asian="normal" style:font-weight-asian="bold"/>
    </style:style>
    <style:style style:name="T2" style:family="text">
      <style:text-properties fo:font-variant="normal" fo:text-transform="none" fo:color="#333333" style:font-name="Arial" fo:font-size="10.5pt" fo:letter-spacing="normal" fo:font-style="normal" fo:font-weight="normal" style:font-size-asian="10.5pt" style:font-style-asian="normal" style:font-weight-asian="normal"/>
    </style:style>
    <style:style style:name="T3" style:family="text">
      <style:text-properties officeooo:rsid="0003cd86"/>
    </style:style>
    <style:style style:name="T4" style:family="text">
      <style:text-properties officeooo:rsid="00051431"/>
    </style:style>
    <style:style style:name="T5" style:family="text">
      <style:text-properties officeooo:rsid="00076b49"/>
    </style:style>
    <style:style style:name="T6" style:family="text">
      <style:text-properties officeooo:rsid="000b1e36"/>
    </style:style>
    <style:style style:name="T7" style:family="text">
      <style:text-properties fo:font-weight="normal" officeooo:rsid="00092076" style:font-weight-asian="normal" style:font-weight-complex="normal"/>
    </style:style>
    <style:style style:name="T8" style:family="text">
      <style:text-properties fo:font-weight="normal" officeooo:rsid="000b1e36" style:font-weight-asian="normal" style:font-weight-complex="normal"/>
    </style:style>
    <style:style style:name="T9" style:family="text">
      <style:text-properties fo:font-weight="normal" officeooo:rsid="001c7df9" style:font-weight-asian="normal" style:font-weight-complex="normal"/>
    </style:style>
    <style:style style:name="T10" style:family="text">
      <style:text-properties fo:font-weight="normal" officeooo:rsid="002042a7" style:font-weight-asian="normal" style:font-weight-complex="normal"/>
    </style:style>
    <style:style style:name="T11" style:family="text">
      <style:text-properties fo:font-weight="normal" officeooo:rsid="00214924" style:font-weight-asian="normal" style:font-weight-complex="normal"/>
    </style:style>
    <style:style style:name="T12" style:family="text">
      <style:text-properties fo:font-weight="normal" officeooo:rsid="001acb35" style:font-weight-asian="normal" style:font-weight-complex="normal"/>
    </style:style>
    <style:style style:name="T13" style:family="text">
      <style:text-properties fo:font-weight="normal" officeooo:rsid="0024562b" style:font-weight-asian="normal" style:font-weight-complex="normal"/>
    </style:style>
    <style:style style:name="T14" style:family="text">
      <style:text-properties fo:font-weight="normal" officeooo:rsid="0026839e" style:font-weight-asian="normal" style:font-weight-complex="normal"/>
    </style:style>
    <style:style style:name="T15" style:family="text">
      <style:text-properties fo:font-weight="normal" officeooo:rsid="0028845a"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0ce3a6" style:font-weight-asian="bold" style:font-weight-complex="bold"/>
    </style:style>
    <style:style style:name="T18" style:family="text">
      <style:text-properties fo:font-weight="bold" officeooo:rsid="000cea91" style:font-weight-asian="bold" style:font-weight-complex="bold"/>
    </style:style>
    <style:style style:name="T19" style:family="text">
      <style:text-properties fo:font-weight="bold" officeooo:rsid="000ea459" style:font-weight-asian="bold" style:font-weight-complex="bold"/>
    </style:style>
    <style:style style:name="T20" style:family="text">
      <style:text-properties fo:font-weight="bold" officeooo:rsid="000f4235" style:font-weight-asian="bold" style:font-weight-complex="bold"/>
    </style:style>
    <style:style style:name="T21" style:family="text">
      <style:text-properties fo:font-weight="bold" officeooo:rsid="001acb35" style:font-weight-asian="bold" style:font-weight-complex="bold"/>
    </style:style>
    <style:style style:name="T22" style:family="text">
      <style:text-properties fo:font-weight="bold" officeooo:rsid="00023840" style:font-weight-asian="bold" style:font-weight-complex="bold"/>
    </style:style>
    <style:style style:name="T23" style:family="text">
      <style:text-properties fo:font-weight="bold" officeooo:rsid="0003cd86" style:font-weight-asian="bold" style:font-weight-complex="bold"/>
    </style:style>
    <style:style style:name="T24" style:family="text">
      <style:text-properties fo:font-weight="bold" officeooo:rsid="002dc070" style:font-weight-asian="bold" style:font-weight-complex="bold"/>
    </style:style>
    <style:style style:name="T25" style:family="text">
      <style:text-properties fo:font-weight="bold" officeooo:rsid="00301d0c" style:font-weight-asian="bold" style:font-weight-complex="bold"/>
    </style:style>
    <style:style style:name="T26" style:family="text">
      <style:text-properties fo:font-weight="bold" officeooo:rsid="0032f56d" style:font-weight-asian="bold" style:font-weight-complex="bold"/>
    </style:style>
    <style:style style:name="T27" style:family="text">
      <style:text-properties officeooo:rsid="000ce3a6"/>
    </style:style>
    <style:style style:name="T28" style:family="text">
      <style:text-properties officeooo:rsid="000cea91"/>
    </style:style>
    <style:style style:name="T29" style:family="text">
      <style:text-properties officeooo:rsid="000f4235"/>
    </style:style>
    <style:style style:name="T30" style:family="text">
      <style:text-properties officeooo:rsid="0011b136"/>
    </style:style>
    <style:style style:name="T31" style:family="text">
      <style:text-properties fo:font-style="italic" officeooo:rsid="0011b136" style:font-style-asian="italic" style:font-style-complex="italic"/>
    </style:style>
    <style:style style:name="T32" style:family="text">
      <style:text-properties officeooo:rsid="0018cae2"/>
    </style:style>
    <style:style style:name="T33" style:family="text">
      <style:text-properties officeooo:rsid="001a394c"/>
    </style:style>
    <style:style style:name="T34" style:family="text">
      <style:text-properties officeooo:rsid="001acb35"/>
    </style:style>
    <style:style style:name="T35" style:family="text">
      <style:text-properties fo:font-style="normal" style:font-style-asian="normal" style:font-style-complex="normal"/>
    </style:style>
    <style:style style:name="T36" style:family="text">
      <style:text-properties fo:font-style="normal" officeooo:rsid="001a394c" style:font-style-asian="normal" style:font-style-complex="normal"/>
    </style:style>
    <style:style style:name="T37" style:family="text">
      <style:text-properties fo:font-style="normal" officeooo:rsid="001acb35" style:font-style-asian="normal" style:font-style-complex="normal"/>
    </style:style>
    <style:style style:name="T38" style:family="text">
      <style:text-properties officeooo:rsid="001c7df9"/>
    </style:style>
    <style:style style:name="T39" style:family="text">
      <style:text-properties officeooo:rsid="001e501f"/>
    </style:style>
    <style:style style:name="T40" style:family="text">
      <style:text-properties officeooo:rsid="0024562b"/>
    </style:style>
    <style:style style:name="T41" style:family="text">
      <style:text-properties officeooo:rsid="0026839e"/>
    </style:style>
    <style:style style:name="T42" style:family="text">
      <style:text-properties officeooo:rsid="00279543"/>
    </style:style>
    <style:style style:name="T43" style:family="text">
      <style:text-properties officeooo:rsid="002ada20"/>
    </style:style>
    <style:style style:name="T44" style:family="text">
      <style:text-properties officeooo:rsid="002bc085"/>
    </style:style>
    <style:style style:name="T45" style:family="text">
      <style:text-properties officeooo:rsid="002f65b5"/>
    </style:style>
    <style:style style:name="T46" style:family="text">
      <style:text-properties officeooo:rsid="003575ef"/>
    </style:style>
    <style:style style:name="T47" style:family="text">
      <style:text-properties officeooo:rsid="00363255"/>
    </style:style>
    <style:style style:name="fr1" style:family="graphic" style:parent-style-name="OLE">
      <style:graphic-properties style:run-through="foreground" style:wrap="none" style:vertical-pos="top" style:vertical-rel="paragraph"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432cm" fo:text-indent="-0.635cm" fo:margin-left="1.4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7cm" fo:text-indent="-0.635cm" fo:margin-left="2.0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02cm" fo:text-indent="-0.635cm" fo:margin-left="2.7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7cm" fo:text-indent="-0.635cm" fo:margin-left="3.3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72cm" fo:text-indent="-0.635cm" fo:margin-left="3.9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7cm" fo:text-indent="-0.635cm" fo:margin-left="4.6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42cm" fo:text-indent="-0.635cm" fo:margin-left="5.2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7cm" fo:text-indent="-0.635cm" fo:margin-left="5.8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12cm" fo:text-indent="-0.635cm" fo:margin-left="6.5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7cm" fo:text-indent="-0.635cm" fo:margin-left="7.147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sual Analytics Report</text:p>
      <text:p text:style-name="P2"/>
      <text:list xml:id="list7909960259657843511" text:style-name="L1">
        <text:list-item>
          <text:p text:style-name="P13">Abstract</text:p>
        </text:list-item>
      </text:list>
      <text:p text:style-name="P5">To Do.</text:p>
      <text:list xml:id="list230154346666406" text:continue-numbering="true" text:style-name="L1">
        <text:list-item>
          <text:p text:style-name="P13"><text:span text:style-name="T27">1. </text:span>Introduction</text:p>
          <text:list>
            <text:list-item>
              <text:p text:style-name="P13"><text:span text:style-name="T27">1.1 </text:span>Overview of the <text:span text:style-name="T5">dataset</text:span> <text:span text:style-name="T5">and p</text:span>roblem</text:p>
            </text:list-item>
          </text:list>
        </text:list-item>
      </text:list>
      <text:p text:style-name="P12">Cross<text:span text:style-name="T33">Fi</text:span>t is a <text:span text:style-name="T6">rigorous</text:span> fitness methodology that that attempts to unite multiple domains of fitness into one programme; <text:span text:style-name="T33">w</text:span>eightlifting, High Intensity Interval training and gymnastics, where the primary aim is to prepare all participants <text:span text:style-name="T33">to be ready </text:span>for any physical challenge that may arise. The dataset that has been obtained and used <text:span text:style-name="T33">in </text:span>this report has been taken from the Cross<text:span text:style-name="T33">F</text:span>it Open <text:span text:style-name="T6">leader board on the CrossFit</text:span> Games website [LINK]. The Open is a worldwide competition that aims to bring to the community of Cross<text:span text:style-name="T33">F</text:span>it together via a series of weekly physical workouts.</text:p>
      <text:list xml:id="list230152990093040" text:continue-numbering="true" text:style-name="L1">
        <text:list-item>
          <text:list>
            <text:list-item>
              <text:p text:style-name="P13"><text:span text:style-name="T27">1.2 </text:span>Aim</text:p>
            </text:list-item>
          </text:list>
        </text:list-item>
      </text:list>
      <text:p text:style-name="P6">The identification of early talent in <text:span text:style-name="T33">all industries, especially s</text:span>port, can be argued as one of the most <text:span text:style-name="T35">difficult challenge</text:span><text:span text:style-name="T36">s</text:span><text:span text:style-name="T35"> facing all organisations. </text:span><text:span text:style-name="T37">Although the ease at which information can be mined and collected has improved vastly in recent years because of the development in computational techniques, m</text:span><text:span text:style-name="T34">anaging talent in the sport industry proves challenging when it is on a large scale as it is difficult to understand which athletes should be leveraged in the hope that they become the greatest talent. </text:span></text:p>
      <text:p text:style-name="P7">This report aim<text:span text:style-name="T34">s</text:span> to see if the interaction between humans (Analysts/Data Scientists) and a variety of visualisation techniques can be used to exploit the <text:span text:style-name="T34">challenge in identifying talent. This will be presented firstly through some research questions and then intermediate questions, the scope of study will be discussed prior to the dataset being presented. Following this, the analysis of tasks and analysis of methodology will be </text:span><text:span text:style-name="T21">PRESENTED </text:span><text:span text:style-name="T34">and the implementation techniques and analysis of processing outlined in detail before the results and conclusion finalize the paper. First to be presented are the research questions. </text:span></text:p>
      <text:list xml:id="list230153131525644" text:continue-numbering="true" text:style-name="L1">
        <text:list-item>
          <text:list>
            <text:list-item>
              <text:p text:style-name="P13"><text:span text:style-name="T27">1.4 </text:span>Scope of Study</text:p>
              <text:list>
                <text:list-item>
                  <text:p text:style-name="P14"><text:span text:style-name="T27">1.4.1 </text:span>Dimensionality Reduction</text:p>
                </text:list-item>
              </text:list>
            </text:list-item>
          </text:list>
        </text:list-item>
      </text:list>
      <text:p text:style-name="P40"><text:span text:style-name="T14"/></text:p>
      <text:list xml:id="list230153297032656" text:continue-numbering="true" text:style-name="L1">
        <text:list-item>
          <text:list>
            <text:list-item>
              <text:p text:style-name="P13"><text:span text:style-name="T27">1.5 </text:span>Data</text:p>
            </text:list-item>
          </text:list>
        </text:list-item>
      </text:list>
      <text:p text:style-name="P8">Link to Dataset: <text:span text:style-name="T31">http://xfit2011.blogspot.co.uk/2012/02/crossfit-open-2011-dataset.html</text:span></text:p>
      <text:list xml:id="list230153138666262" text:continue-numbering="true" text:style-name="L1">
        <text:list-item>
          <text:list>
            <text:list-item>
              <text:list>
                <text:list-item>
                  <text:p text:style-name="P13"><text:span text:style-name="T27">1.5.1 </text:span>Dataset <text:span text:style-name="T30">Source</text:span></text:p>
                </text:list-item>
              </text:list>
            </text:list-item>
          </text:list>
        </text:list-item>
      </text:list>
      <text:p text:style-name="P11">The dataset has been acquired <text:span text:style-name="T39">using</text:span> a web scraping technique, the details of the methodology of <text:span text:style-name="T39">this</text:span> scraping have not been disclosed. <text:span text:style-name="T41">Typically, t</text:span>he most <text:span text:style-name="T41">widely adopted</text:span> method of extracting the data is through the use of a web crawling application. <text:span text:style-name="T42">A web crawler, it would</text:span> navigate a website recursively according to <text:span text:style-name="T39">a set of</text:span> defined user parameters <text:span text:style-name="T42">to extract the underlying web script of each page</text:span>. On<text:span text:style-name="T39">c</text:span>e <text:span text:style-name="T42">the collection has been completed </text:span>the data is parsed <text:span text:style-name="T39">so</text:span> that the desired features, <text:span text:style-name="T42">in this case the features of the dataset,</text:span> <text:span text:style-name="T39">are </text:span>obtained and output to a tabular format, in this case a csv format, <text:span text:style-name="T39">which is then ready for further processing and eventually exploratory data analysis.</text:span></text:p>
      <text:list xml:id="list230152422274162" text:continue-numbering="true" text:style-name="L1">
        <text:list-item>
          <text:list>
            <text:list-item>
              <text:list>
                <text:list-item>
                  <text:p text:style-name="P13"><text:span text:style-name="T27">1.5.2 </text:span>Data Properties</text:p>
                </text:list-item>
              </text:list>
            </text:list-item>
          </text:list>
        </text:list-item>
      </text:list>
      <text:p text:style-name="P9">An outline of the properties of the data have been captured in the table below:</text:p>
      <text:p text:style-name="P25"><draw:frame draw:style-name="fr1" draw:name="Object1" text:anchor-type="paragraph" svg:width="9.033cm" svg:height="8.749cm" draw:z-index="0"><draw:object xlink:href="./Object 1" xlink:type="simple" xlink:show="embed" xlink:actuate="onLoad"/><draw:image xlink:href="./ObjectReplacements/Object 1" xlink:type="simple" xlink:show="embed" xlink:actuate="onLoad"/></draw:frame><text:soft-page-break/></text:p>
      <text:list xml:id="list8843323006684974413" text:style-name="L7">
        <text:list-item>
          <text:p text:style-name="P27">Class of Data - <text:s/>Object Referenced Data</text:p>
        </text:list-item>
      </text:list>
      <text:list xml:id="list6551416332602448757" text:style-name="L4">
        <text:list-item>
          <text:p text:style-name="P36"><text:span text:style-name="T15">Completeness – For all the attributes there exists a degree of incompleteness, during the analysis missing values will not be inferred or interpolated. They will be ignored at the expense of introducing bias results, however they will be a true representation of the sample of data that is available.</text:span></text:p>
        </text:list-item>
        <text:list-item>
          <text:p text:style-name="P36"><text:span text:style-name="T15">Uncertainty – The data that has been collected is based on the values that have been supplied by the individuals who have registered. The credibility and integrity of the data could be of some concern, where necessary spurious and obviously false information will be removed where deemed necessary during the analysis.</text:span></text:p>
        </text:list-item>
      </text:list>
      <text:list xml:id="list230152780413044" text:continue-list="list230152422274162" text:style-name="L1">
        <text:list-item>
          <text:list>
            <text:list-item>
              <text:list>
                <text:list-item>
                  <text:p text:style-name="P14"><text:span text:style-name="T27">1.5.4 </text:span>Basic Statistics <text:span text:style-name="T32">of the Data</text:span></text:p>
                </text:list-item>
              </text:list>
            </text:list-item>
          </text:list>
        </text:list-item>
      </text:list>
      <text:p text:style-name="P4"/>
      <text:p text:style-name="P4"><draw:frame draw:style-name="fr2" draw:name="Object2" text:anchor-type="paragraph" svg:width="14.792cm" svg:height="10.776cm" draw:z-index="1"><draw:object xlink:href="./Object 2" xlink:type="simple" xlink:show="embed" xlink:actuate="onLoad"/><draw:image xlink:href="./ObjectReplacements/Object 2" xlink:type="simple" xlink:show="embed" xlink:actuate="onLoad"/></draw:frame><text:soft-page-break/></text:p>
      <text:list xml:id="list230153104456077" text:continue-numbering="true" text:style-name="L1">
        <text:list-item>
          <text:p text:style-name="P13"><text:span text:style-name="T27">2. </text:span>Analysis Tasks</text:p>
          <text:list>
            <text:list-item>
              <text:p text:style-name="P13"><text:span text:style-name="T27">2.1 </text:span>Research Questions / <text:span text:style-name="T45">Synoptic Task</text:span></text:p>
            </text:list-item>
          </text:list>
        </text:list-item>
      </text:list>
      <text:p text:style-name="P39"><text:span text:style-name="T12">The research question I will be looking at is “</text:span><text:span text:style-name="T13">How gender, height and weight relate to the performance of athletes in the Crossfit Open competition?”</text:span></text:p>
      <text:list xml:id="list230152506230114" text:continue-numbering="true" text:style-name="L1">
        <text:list-item>
          <text:list>
            <text:list-item>
              <text:list>
                <text:list-item>
                  <text:p text:style-name="P17"><text:span text:style-name="T44">2.1.1 </text:span>Intermediate Questions</text:p>
                </text:list-item>
              </text:list>
            </text:list-item>
          </text:list>
        </text:list-item>
        <text:list-item>
          <text:p text:style-name="P19">Who are the top individuals globally and by region? Are they comparative and exhibit the same types of characteristics?</text:p>
        </text:list-item>
        <text:list-item>
          <text:p text:style-name="P19">How does the drop of participation of <text:span text:style-name="T40">each of </text:span>the Open event<text:span text:style-name="T40">s distort the comparison of athletes.</text:span></text:p>
        </text:list-item>
        <text:list-item>
          <text:p text:style-name="P19">What key traits do the top athletes have that the less competitive do not?</text:p>
        </text:list-item>
        <text:list-item>
          <text:p text:style-name="P19">How does the effective of age, weight and height of an athletes performance <text:span text:style-name="T40">in relation to their gender</text:span>?</text:p>
        </text:list-item>
      </text:list>
      <text:p text:style-name="P26">It is expected that during the analysis that further questions (elementary and intermediate) will arise as a result of th<text:span text:style-name="T43">e</text:span>s<text:span text:style-name="T43">e</text:span> pre-determined questions.</text:p>
      <text:list xml:id="list230152270313144" text:continue-numbering="true" text:style-name="L1">
        <text:list-item>
          <text:list>
            <text:list-item>
              <text:p text:style-name="P37"><text:span text:style-name="T17">2.2 </text:span><text:span text:style-name="T22">Work Addressed in Literature </text:span><text:span text:style-name="T23">Review</text:span></text:p>
            </text:list-item>
          </text:list>
        </text:list-item>
      </text:list>
      <text:p text:style-name="P38"><text:span text:style-name="T7">As part of the Literature </text:span><text:span text:style-name="T9">R</text:span><text:span text:style-name="T7">eview, </text:span><text:span text:style-name="T9">dimensionality reduction was discussed</text:span><text:span text:style-name="T7">. </text:span><text:span text:style-name="T8">The focus was deliberately limited </text:span><text:span text:style-name="T9">to this area </text:span><text:span text:style-name="T8">as the number of </text:span><text:span text:style-name="T14">considerations and techniques</text:span><text:span text:style-name="T8"> available in the area of multidimensional analysis </text:span><text:span text:style-name="T14">are</text:span><text:span text:style-name="T8"> vast. </text:span><text:span text:style-name="T9">Although </text:span><text:span text:style-name="T14">DR is</text:span><text:span text:style-name="T9"> not the only technique of analysing multidimensional data available, d</text:span><text:span text:style-name="T8">imensionality reduction was </text:span><text:span text:style-name="T9">specifically </text:span><text:span text:style-name="T8">identified as very useful </text:span><text:span text:style-name="T9">in</text:span><text:span text:style-name="T8"> assist</text:span><text:span text:style-name="T9">ing</text:span><text:span text:style-name="T8"> with the visualisation of multidimensional data</text:span><text:span text:style-name="T9">sets</text:span><text:span text:style-name="T8">. </text:span><text:span text:style-name="T10">When a dataset is of a large magnitude of dimensions the Analyst who is trying to understand the data model would find it difficult to interpret and make meaningful interpretations of the data. For </text:span><text:span text:style-name="T11">this reasoning, by example,</text:span><text:span text:style-name="T10"> a technique called Principal Component Analysis (PCA) enables you to reduce a number of </text:span><text:span text:style-name="T11">degrees of freedom </text:span><text:span text:style-name="T10">without </text:span><text:soft-page-break/><text:span text:style-name="T10">the loss of information. </text:span><text:span text:style-name="T11">No loss of information is achieved as the eigenvalues that are generated multiplied by the normalised data will return the original dataset, this a valuable property as it means any interesting pattern</text:span><text:span text:style-name="T14">s</text:span><text:span text:style-name="T11"> will not be los</text:span><text:span text:style-name="T14">t </text:span><text:span text:style-name="T11">as a result of </text:span><text:span text:style-name="T14">implementing this method.</text:span></text:p>
      <text:list xml:id="list230153727700211" text:continue-numbering="true" text:style-name="L1">
        <text:list-item>
          <text:list>
            <text:list-item>
              <text:list>
                <text:list-item>
                  <text:p text:style-name="P33"><text:span text:style-name="T17">2.</text:span><text:span text:style-name="T24">2.1</text:span><text:span text:style-name="T17"> </text:span><text:span text:style-name="T16">Extension of Techniques</text:span></text:p>
                </text:list-item>
              </text:list>
            </text:list-item>
          </text:list>
        </text:list-item>
      </text:list>
      <text:p text:style-name="P24">In order to assist and supplement the analysis <text:span text:style-name="T38">i</text:span>n this report additional techniques other than Dimensionality Reduction (DR) will be used. <text:span text:style-name="T28">An overview of the additional techniques utilised are briefly outlined below.</text:span></text:p>
      <text:list xml:id="list230152549020429" text:continue-numbering="true" text:style-name="L1">
        <text:list-item>
          <text:list>
            <text:list-item>
              <text:list>
                <text:list-item>
                  <text:p text:style-name="P20"><text:span text:style-name="T24">2</text:span><text:span text:style-name="T17">.2.</text:span><text:span text:style-name="T24">2</text:span><text:span text:style-name="T17"> </text:span><text:span text:style-name="T18">Contingency Tables </text:span><text:span text:style-name="T19">and </text:span><text:span text:style-name="T18">Aggregation</text:span></text:p>
                </text:list-item>
              </text:list>
            </text:list-item>
          </text:list>
        </text:list-item>
      </text:list>
      <text:p text:style-name="P28"><text:span text:style-name="T29">C</text:span>ontingency tables <text:span text:style-name="T29">are a</text:span> type of table <text:span text:style-name="T38">which </text:span>display a consolidated overview of the interaction between <text:span text:style-name="T29">different </text:span>dimensions, these can be used to compare group distributions and <text:span text:style-name="T29">also display summarised values, statistics and ratios before undertaking any unsupervised learning techniques. The use of these methods is gain an understanding of the basic characteristics in the data. This is very advantageous particular as an insight that can be gained can help to decide if the data needs to be have a transformation applied to it. Visualising within a chart is often the preferred choice of this it is easier to interpret the characteristics.</text:span></text:p>
      <text:list xml:id="list230153503846393" text:continue-numbering="true" text:style-name="L1">
        <text:list-item>
          <text:list>
            <text:list-item>
              <text:list>
                <text:list-item>
                  <text:p text:style-name="P21"><text:span text:style-name="T17">2.</text:span><text:span text:style-name="T20">2.</text:span><text:span text:style-name="T24">3</text:span><text:span text:style-name="T17"> </text:span><text:span text:style-name="T18">Clustering</text:span></text:p>
                </text:list-item>
              </text:list>
            </text:list-item>
          </text:list>
        </text:list-item>
      </text:list>
      <text:p text:style-name="P23"><text:span text:style-name="T28">Clustering can be characterised as a collection of unsupervised learning algorithms that attempt to identify any hidden underlying characteristics of a dataset, these are usually distance or similarity based methods. Clustering can be subdivided into four main areas; distribution-based, density-based, centroid-based and hierarchical-based clustering methods. The benefits of using this methods is that they are able to identify particular relationships.</text:span></text:p>
      <text:list xml:id="list230153907671766" text:continue-numbering="true" text:style-name="L1">
        <text:list-item>
          <text:list>
            <text:list-item>
              <text:p text:style-name="P22"><text:span text:style-name="T17">2.</text:span><text:span text:style-name="T24">3</text:span><text:span text:style-name="T17"> </text:span><text:span text:style-name="T25">Relation to Tasks </text:span><text:span text:style-name="T26">in the Report</text:span></text:p>
            </text:list-item>
          </text:list>
        </text:list-item>
      </text:list>
      <text:p text:style-name="P29">The work undertaken in the Literature review [][][] covered systematic approaches to ensure that interesting subspaces <text:span text:style-name="T46">(patterns) </text:span>where not lost as result of the application of dimensionality reduction. <text:span text:style-name="T46">A similar approach to that was described in those papers will be followed, an overview of the approach is listed below:</text:span></text:p>
      <text:list xml:id="list2254093402572215935" text:style-name="L8">
        <text:list-item>
          <text:p text:style-name="P30">Import the dataset</text:p>
        </text:list-item>
        <text:list-item>
          <text:p text:style-name="P30">Dimension Modification (normalisation)</text:p>
        </text:list-item>
        <text:list-item>
          <text:p text:style-name="P30">Dimension Cluster Selection/<text:span text:style-name="T47">Creation</text:span></text:p>
          <text:list>
            <text:list-item>
              <text:p text:style-name="P32">Generation – relating multiple attributes in a systematic and logic method</text:p>
            </text:list-item>
            <text:list-item>
              <text:p text:style-name="P32">Selection – understanding and interpretation of clustering</text:p>
            </text:list-item>
            <text:list-item>
              <text:p text:style-name="P32">Iteration – refinement of clustering and the perception that can be derived from the visual</text:p>
            </text:list-item>
          </text:list>
        </text:list-item>
        <text:list-item>
          <text:p text:style-name="P30">Data Projection and <text:span text:style-name="T47">Visualisation</text:span></text:p>
          <text:list>
            <text:list-item>
              <text:p text:style-name="P32">Parallel coordinates plots </text:p>
            </text:list-item>
            <text:list-item>
              <text:p text:style-name="P32">Scatter plots</text:p>
            </text:list-item>
            <text:list-item>
              <text:p text:style-name="P32">Projection plots (Igloo plot [])</text:p>
            </text:list-item>
          </text:list>
        </text:list-item>
      </text:list>
      <text:p text:style-name="P31">The main</text:p>
      <text:list xml:id="list230152930646047" text:continue-list="list230153907671766" text:style-name="L1">
        <text:list-item>
          <text:p text:style-name="P13"><text:span text:style-name="T27">3. </text:span>Analysis Methodology</text:p>
          <text:list>
            <text:list-item>
              <text:p text:style-name="P13"><text:span text:style-name="T27">3.1 </text:span>Overview of Processing and Investigation <text:span text:style-name="T3">Undertaken</text:span></text:p>
            </text:list-item>
            <text:list-item>
              <text:p text:style-name="P13"><text:span text:style-name="T27">3.2 </text:span>Description of Methodology</text:p>
              <text:list>
                <text:list-item>
                  <text:p text:style-name="P13"><text:span text:style-name="T27">3.2.1 </text:span>Preprocessing</text:p>
                  <text:list>
                    <text:list-item>
                      <text:p text:style-name="P13"><text:span text:style-name="T27">3.2.1.2 </text:span>Cleaning</text:p>
                      <text:list>
                        <text:list-item>
                          <text:p text:style-name="P14">Prior to use</text:p>
                        </text:list-item>
                      </text:list>
                    </text:list-item>
                    <text:list-item>
                      <text:p text:style-name="P13"><text:span text:style-name="T27">3.2.1.3 </text:span>Transformations</text:p>
                      <text:list>
                        <text:list-item>
                          <text:p text:style-name="P14">Adding Variables/feature engineering</text:p>
                        </text:list-item>
                      </text:list>
                    </text:list-item>
                    <text:list-item>
                      <text:p text:style-name="P15"><text:soft-page-break/><text:span text:style-name="T27">3.2.1.4 </text:span>Assumptions</text:p>
                      <text:list>
                        <text:list-item>
                          <text:p text:style-name="P14">Population v Sample</text:p>
                        </text:list-item>
                      </text:list>
                    </text:list-item>
                    <text:list-item>
                      <text:p text:style-name="P15"><text:span text:style-name="T27">3.2.1.5 </text:span>Limitations</text:p>
                      <text:list>
                        <text:list-item>
                          <text:p text:style-name="P14">Integrity</text:p>
                        </text:list-item>
                      </text:list>
                    </text:list-item>
                    <text:list-item>
                      <text:p text:style-name="P15"><text:span text:style-name="T27">3.2.1.6 </text:span>Restrictions</text:p>
                    </text:list-item>
                  </text:list>
                </text:list-item>
              </text:list>
            </text:list-item>
          </text:list>
        </text:list-item>
      </text:list>
      <text:p text:style-name="P10">This report will limited the number of algorithms used to <text:s/>two algorithms; Decision Trees and Support Vector Machines.</text:p>
      <text:list xml:id="list230153397234904" text:continue-numbering="true" text:style-name="L1">
        <text:list-item>
          <text:list>
            <text:list-item>
              <text:list>
                <text:list-item>
                  <text:p text:style-name="P34"><text:span text:style-name="T27">3.2.2 </text:span>How the analytical labour is divided between the human and computer</text:p>
                  <text:list>
                    <text:list-item>
                      <text:p text:style-name="P34"><text:span text:style-name="T27">3.2.2.1 </text:span>Overview </text:p>
                    </text:list-item>
                    <text:list-item>
                      <text:p text:style-name="P34"><text:span text:style-name="T27">3.2.2.2 </text:span>Representation of Steps</text:p>
                    </text:list-item>
                  </text:list>
                </text:list-item>
              </text:list>
            </text:list-item>
            <text:list-item>
              <text:p text:style-name="P13"><text:span text:style-name="T27">3.3 </text:span>Computational Methods</text:p>
              <text:list>
                <text:list-item>
                  <text:p text:style-name="P13"><text:span text:style-name="T27">3.3.1 </text:span>Supervised/Unsupervised Machine Learning Algorithms</text:p>
                  <text:list>
                    <text:list-item>
                      <text:p text:style-name="P14">Algo 1</text:p>
                    </text:list-item>
                    <text:list-item>
                      <text:p text:style-name="P14">Algo 2</text:p>
                    </text:list-item>
                  </text:list>
                </text:list-item>
                <text:list-item>
                  <text:p text:style-name="P13"><text:span text:style-name="T27">3.3.2 </text:span>Contingency Tables</text:p>
                </text:list-item>
              </text:list>
            </text:list-item>
            <text:list-item>
              <text:p text:style-name="P34"><text:span text:style-name="T27">3.4 </text:span>Visual Methods</text:p>
              <text:list>
                <text:list-item>
                  <text:p text:style-name="P35"><text:span text:style-name="T27">3.4.1 </text:span>Various types of Plotting</text:p>
                </text:list-item>
                <text:list-item>
                  <text:p text:style-name="P35"><text:span text:style-name="T27">3.4.2 </text:span>Tables</text:p>
                </text:list-item>
                <text:list-item>
                  <text:p text:style-name="P35"><text:span text:style-name="T27">3.4.3 </text:span>Key Statistics</text:p>
                </text:list-item>
              </text:list>
            </text:list-item>
          </text:list>
        </text:list-item>
        <text:list-item>
          <text:p text:style-name="P13"><text:span text:style-name="T27">4. </text:span>Implementation</text:p>
          <text:list>
            <text:list-item>
              <text:p text:style-name="P13"><text:span text:style-name="T27">4.1 </text:span>Software used</text:p>
              <text:list>
                <text:list-item>
                  <text:p text:style-name="P13"><text:span text:style-name="T27">4.1.1 </text:span>Python </text:p>
                  <text:list>
                    <text:list-item>
                      <text:p text:style-name="P14">Outline Methods/Algorithms</text:p>
                    </text:list-item>
                    <text:list-item>
                      <text:p text:style-name="P14">Script Development</text:p>
                    </text:list-item>
                    <text:list-item>
                      <text:p text:style-name="P13">Orange - <text:span text:style-name="T3">Canvas</text:span></text:p>
                      <text:list>
                        <text:list-item>
                          <text:p text:style-name="P13">Visual Development environment</text:p>
                        </text:list-item>
                      </text:list>
                    </text:list-item>
                    <text:list-item>
                      <text:p text:style-name="P13">Scikit Learn</text:p>
                      <text:list>
                        <text:list-item>
                          <text:p text:style-name="P13">Machine Learning algorithms</text:p>
                        </text:list-item>
                        <text:list-item>
                          <text:p text:style-name="P14">Algorithms</text:p>
                        </text:list-item>
                        <text:list-item>
                          <text:p text:style-name="P14">Statistics</text:p>
                        </text:list-item>
                      </text:list>
                    </text:list-item>
                  </text:list>
                </text:list-item>
                <text:list-item>
                  <text:p text:style-name="P13"><text:span text:style-name="T27">4.1.2 </text:span>Tableau</text:p>
                  <text:list>
                    <text:list-item>
                      <text:list>
                        <text:list-item>
                          <text:p text:style-name="P14">Final Presentation</text:p>
                        </text:list-item>
                      </text:list>
                    </text:list-item>
                  </text:list>
                </text:list-item>
              </text:list>
            </text:list-item>
          </text:list>
        </text:list-item>
        <text:list-item>
          <text:p text:style-name="P13"><text:span text:style-name="T27">5. </text:span>Analysis Processing</text:p>
          <text:list>
            <text:list-item>
              <text:p text:style-name="P14"><text:span text:style-name="T27">5.1 </text:span>Visual Limitations of the Data</text:p>
            </text:list-item>
            <text:list-item>
              <text:p text:style-name="P18"><text:span text:style-name="T27">5.2 </text:span>Intermediate Question Presentation and Discussion</text:p>
            </text:list-item>
            <text:list-item>
              <text:p text:style-name="P16"><text:span text:style-name="T27">5.3 </text:span>Discussion</text:p>
            </text:list-item>
            <text:list-item>
              <text:p text:style-name="P16"><text:span text:style-name="T27">5.4 </text:span>Presentation of Results </text:p>
            </text:list-item>
          </text:list>
        </text:list-item>
        <text:list-item>
          <text:p text:style-name="P13"><text:span text:style-name="T27">6. </text:span>Results and Conclusion</text:p>
          <text:list>
            <text:list-item>
              <text:p text:style-name="P14"><text:span text:style-name="T27">6.1 </text:span>Evaluations of Results</text:p>
            </text:list-item>
            <text:list-item>
              <text:p text:style-name="P14"><text:span text:style-name="T27">6.2 </text:span>Importance of Domain Knowledge</text:p>
            </text:list-item>
            <text:list-item>
              <text:p text:style-name="P14"><text:span text:style-name="T27">6.3 </text:span>Complexity</text:p>
              <text:list>
                <text:list-item>
                  <text:p text:style-name="P14"><text:span text:style-name="T27">6.3.1 </text:span>Demands of Resources</text:p>
                </text:list-item>
                <text:list-item>
                  <text:p text:style-name="P14"><text:span text:style-name="T27">6.3.2 </text:span>Findings in context with the <text:span text:style-name="T4">Research</text:span> Question</text:p>
                </text:list-item>
                <text:list-item>
                  <text:p text:style-name="P14"><text:span text:style-name="T27">6.3.3 </text:span>Lessons Learned</text:p>
                </text:list-item>
                <text:list-item>
                  <text:p text:style-name="P14"><text:span text:style-name="T27">6.3.4 </text:span>Future Work</text:p>
                </text:list-item>
              </text:list>
            </text:list-item>
            <text:list-item>
              <text:p text:style-name="P14"><text:soft-page-break/><text:span text:style-name="T27">6.4 </text:span>Acknowledgements</text:p>
            </text:list-item>
          </text:list>
        </text:list-item>
      </text:list>
      <text:p text:style-name="P3"/>
      <text:p text:style-name="P1"/>
      <text:list xml:id="list3466078352394563625" text:style-name="WWNum16">
        <text:list-item>
          <text:p text:style-name="P41"><text:span text:style-name="T1">Data [10%].</text:span><text:span text:style-name="T2"> Description of the data chosen for the analysis: type, structure, size, properties of the components.</text:span></text:p>
        </text:list-item>
        <text:list-item>
          <text:p text:style-name="P41"><text:span text:style-name="T1">Analysis tasks [10%].</text:span><text:span text:style-name="T2"> Analysis task(s) chosen for your analysis:</text:span></text:p>
          <text:list>
            <text:list-item>
              <text:p text:style-name="P42">Do these relate to the tasks you addressed in your literature review (task 1)? If so, how?</text:p>
            </text:list-item>
            <text:list-item>
              <text:p text:style-name="P42">Specific task formulations for the chosen data and the corresponding generic task types.</text:p>
            </text:list-item>
          </text:list>
        </text:list-item>
        <text:list-item>
          <text:p text:style-name="P41"><text:span text:style-name="T1">Analysis methodology [30%]. </text:span><text:span text:style-name="T2">Methodology of your analysis.</text:span></text:p>
          <text:list>
            <text:list-item>
              <text:p text:style-name="P42">Does this relate to those in your literature review (task 1) and/or a lecture/practical? If do, how? Did you add any modifcations? If so, what and why?</text:p>
            </text:list-item>
            <text:list-item>
              <text:p text:style-name="P42">Description of your methodology.</text:p>
              <text:list>
                <text:list-item>
                  <text:p text:style-name="P43">How the analytical labour is divided between the human and computer.</text:p>
                </text:list-item>
                <text:list-item>
                  <text:p text:style-name="P43">Computational methods involved, types of their inputs and outputs.</text:p>
                </text:list-item>
                <text:list-item>
                  <text:p text:style-name="P43">Data transformations (if any).</text:p>
                </text:list-item>
                <text:list-item>
                  <text:p text:style-name="P43">Visual and interactive techniques involved. How the visualisation supports the human reasoning.</text:p>
                </text:list-item>
              </text:list>
            </text:list-item>
          </text:list>
        </text:list-item>
        <text:list-item>
          <text:p text:style-name="P41"><text:span text:style-name="T1">Implementation [30%].</text:span><text:span text:style-name="T2"> Implementation of the analysis methodology: software used, links between methods (integrated in the same software or data transfer).</text:span></text:p>
        </text:list-item>
        <text:list-item>
          <text:p text:style-name="P41"><text:span text:style-name="T1">Analysis process [10%].</text:span><text:span text:style-name="T2"> Illustrated description of the analysis process, including all steps and intermediate results. The description must demonstrate fulfilment of the requirements set in section 1. The illustrations must include commented screenshots of the visual displays used in the analysis. The comments must explain what the displays show and how this information was used in the following analysis steps or contributes to the final result.</text:span></text:p>
        </text:list-item>
        <text:list-item>
          <text:p text:style-name="P41"><text:span text:style-name="T1">Results and conclusion [10%].</text:span><text:span text:style-name="T2"> To what extent the posed task(s) have been fulfille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arial" svg:font-family="arial, sans-serif"/>
    <style:font-face style:name="FreeSans1" svg:font-family="FreeSans" style:font-family-generic="swiss"/>
    <style:font-face style:name="Arial" svg:font-family="Arial, Helvetica, Arial, sans-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Label_20_1" style:display-name="ListLabel 1" style:family="text">
      <style:text-properties style:font-name-complex="Symbol1" style:font-family-complex="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6">
      <text:list-level-style-number text:level="1" style:num-suffix="." style:num-format="1">
        <style:list-level-properties text:list-level-position-and-space-mode="label-alignment">
          <style:list-level-label-alignment text:label-followed-by="listtab" text:list-tab-stop-position="0.661cm" fo:text-indent="-0.499cm" fo:margin-left="0.661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1.323cm" fo:text-indent="-0.499cm" fo:margin-left="1.323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984cm" fo:text-indent="-0.499cm" fo:margin-left="1.984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8T00:19:31.242715080</meta:creation-date>
    <dc:date>2015-04-01T23:01:52.175318852</dc:date>
    <meta:editing-duration>PT4H42M36S</meta:editing-duration>
    <meta:editing-cycles>44</meta:editing-cycles>
    <meta:generator>LibreOffice/4.3.3.2$Linux_X86_64 LibreOffice_project/430m0$Build-2</meta:generator>
    <meta:document-statistic meta:table-count="0" meta:image-count="0" meta:object-count="2" meta:page-count="6" meta:paragraph-count="118" meta:word-count="1675" meta:character-count="10522" meta:non-whitespace-character-count="90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63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68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style:font-name="Times New Roman"/>
    </style:style>
    <style:style style:name="ce3"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Times New Roman"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06pt solid #000000" style:vertical-align="bottom"/>
      <style:paragraph-properties fo:text-align="center"/>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0.06pt solid #000000"/>
      <style:text-properties style:font-name="Times New Roman"/>
    </style:style>
    <style:style style:name="ce7"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wrap-option="wrap" fo:border="0.06pt solid #000000" style:vertical-align="bottom"/>
      <style:paragraph-properties fo:text-align="center"/>
      <style:text-properties style:use-window-font-color="true" style:text-outline="false" style:text-line-through-style="none" style:text-line-through-typ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vertical-align="bottom"/>
      <style:paragraph-properties fo:text-align="center"/>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1" table:default-cell-style-name="ce2"/>
        <table:table-column table:style-name="co1" table:number-columns-repeated="2" table:default-cell-style-name="ce8"/>
        <table:table-column table:style-name="co1" table:default-cell-style-name="ce4"/>
        <table:table-row table:style-name="ro1">
          <table:table-cell/>
          <table:table-cell table:style-name="Default" table:number-columns-repeated="4"/>
        </table:table-row>
        <table:table-row table:style-name="ro2">
          <table:table-cell/>
          <table:table-cell table:style-name="ce1" office:value-type="string" calcext:value-type="string">
            <text:p>Number of Instances</text:p>
          </table:table-cell>
          <table:table-cell table:style-name="ce4" office:value-type="float" office:value="25973" calcext:value-type="float">
            <text:p>25973</text:p>
          </table:table-cell>
          <table:table-cell table:style-name="ce9" table:number-columns-repeated="2"/>
        </table:table-row>
        <table:table-row table:style-name="ro2">
          <table:table-cell/>
          <table:table-cell table:style-name="ce1" office:value-type="string" calcext:value-type="string" table:number-columns-spanned="1" table:number-rows-spanned="2">
            <text:p>Number of Referrers</text:p>
          </table:table-cell>
          <table:table-cell table:style-name="ce5" office:value-type="float" office:value="2" calcext:value-type="float" table:number-columns-spanned="1" table:number-rows-spanned="2">
            <text:p>2</text:p>
          </table:table-cell>
          <table:table-cell office:value-type="string" calcext:value-type="string">
            <text:p>Athletes Name</text:p>
          </table:table-cell>
          <table:table-cell table:style-name="ce9"/>
        </table:table-row>
        <table:table-row table:style-name="ro3">
          <table:table-cell/>
          <table:covered-table-cell/>
          <table:covered-table-cell table:style-name="ce6"/>
          <table:table-cell office:value-type="string" calcext:value-type="string">
            <text:p>Competition Region</text:p>
          </table:table-cell>
          <table:table-cell table:style-name="ce9"/>
        </table:table-row>
        <table:table-row table:style-name="ro1">
          <table:table-cell/>
          <table:table-cell table:style-name="ce1" office:value-type="string" calcext:value-type="string" table:number-columns-spanned="1" table:number-rows-spanned="4">
            <text:p>Number of Attributes</text:p>
          </table:table-cell>
          <table:table-cell table:style-name="ce7" office:value-type="float" office:value="19" calcext:value-type="float" table:number-columns-spanned="1" table:number-rows-spanned="4">
            <text:p>19</text:p>
          </table:table-cell>
          <table:table-cell office:value-type="string" calcext:value-type="string">
            <text:p>Nominal</text:p>
          </table:table-cell>
          <table:table-cell office:value-type="float" office:value="2" calcext:value-type="float">
            <text:p>2</text:p>
          </table:table-cell>
        </table:table-row>
        <table:table-row table:style-name="ro1">
          <table:table-cell/>
          <table:covered-table-cell/>
          <table:covered-table-cell table:style-name="ce6"/>
          <table:table-cell office:value-type="string" calcext:value-type="string">
            <text:p>Ordinal</text:p>
          </table:table-cell>
          <table:table-cell office:value-type="float" office:value="3" calcext:value-type="float">
            <text:p>3</text:p>
          </table:table-cell>
        </table:table-row>
        <table:table-row table:style-name="ro1">
          <table:table-cell/>
          <table:covered-table-cell/>
          <table:covered-table-cell table:style-name="ce6"/>
          <table:table-cell office:value-type="string" calcext:value-type="string">
            <text:p>Interval</text:p>
          </table:table-cell>
          <table:table-cell office:value-type="string" calcext:value-type="string">
            <text:p>-</text:p>
          </table:table-cell>
        </table:table-row>
        <table:table-row table:style-name="ro1">
          <table:table-cell/>
          <table:covered-table-cell/>
          <table:covered-table-cell table:style-name="ce6"/>
          <table:table-cell office:value-type="string" calcext:value-type="string">
            <text:p>Ratio</text:p>
          </table:table-cell>
          <table:table-cell office:value-type="float" office:value="14" calcext:value-type="float">
            <text:p>14</text:p>
          </table:table-cell>
        </table:table-row>
        <table:table-row table:style-name="ro1">
          <table:table-cell/>
          <table:table-cell table:style-name="ce1" office:value-type="string" calcext:value-type="string" table:number-columns-spanned="1" table:number-rows-spanned="5">
            <text:p>Types of Values</text:p>
          </table:table-cell>
          <table:table-cell office:value-type="string" calcext:value-type="string" table:number-columns-spanned="2" table:number-rows-spanned="1">
            <text:p>Numeric</text:p>
          </table:table-cell>
          <table:covered-table-cell table:style-name="ce6"/>
          <table:table-cell office:value-type="float" office:value="18" calcext:value-type="float">
            <text:p>18</text:p>
          </table:table-cell>
        </table:table-row>
        <table:table-row table:style-name="ro1">
          <table:table-cell/>
          <table:covered-table-cell/>
          <table:table-cell office:value-type="string" calcext:value-type="string" table:number-columns-spanned="2" table:number-rows-spanned="1">
            <text:p>Textual</text:p>
          </table:table-cell>
          <table:covered-table-cell table:style-name="ce6"/>
          <table:table-cell office:value-type="float" office:value="3" calcext:value-type="float">
            <text:p>3</text:p>
          </table:table-cell>
        </table:table-row>
        <table:table-row table:style-name="ro1">
          <table:table-cell/>
          <table:covered-table-cell/>
          <table:table-cell office:value-type="string" calcext:value-type="string" table:number-columns-spanned="2" table:number-rows-spanned="1">
            <text:p>Spatial</text:p>
          </table:table-cell>
          <table:covered-table-cell table:style-name="ce6"/>
          <table:table-cell office:value-type="float" office:value="0" calcext:value-type="float">
            <text:p>0</text:p>
          </table:table-cell>
        </table:table-row>
        <table:table-row table:style-name="ro1">
          <table:table-cell/>
          <table:covered-table-cell/>
          <table:table-cell office:value-type="string" calcext:value-type="string" table:number-columns-spanned="2" table:number-rows-spanned="1">
            <text:p>Addresses</text:p>
          </table:table-cell>
          <table:covered-table-cell table:style-name="ce6"/>
          <table:table-cell office:value-type="float" office:value="0" calcext:value-type="float">
            <text:p>0</text:p>
          </table:table-cell>
        </table:table-row>
        <table:table-row table:style-name="ro1">
          <table:table-cell/>
          <table:covered-table-cell/>
          <table:table-cell office:value-type="string" calcext:value-type="string" table:number-columns-spanned="2" table:number-rows-spanned="1">
            <text:p>Temporal</text:p>
          </table:table-cell>
          <table:covered-table-cell table:style-name="ce6"/>
          <table:table-cell office:value-type="float" office:value="1" calcext:value-type="float">
            <text:p>1</text:p>
          </table:table-cell>
        </table:table-row>
        <table:table-row table:style-name="ro4">
          <table:table-cell/>
          <table:table-cell table:style-name="ce3" office:value-type="string" calcext:value-type="string" table:number-columns-spanned="4" table:number-rows-spanned="1">
            <text:p>Notes: The dataset overview above is the dataset has not been cleaned prior to review. 'athlete id' and 'nameURL' have been considered as one value. The region feature can be considered as both textual and temporal.</text:p>
          </table:table-cell>
          <table:covered-table-cell table:number-columns-repeated="3" table:style-name="ce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1">00/00/0000</text:date>, <text:time style:data-style-name="N2" text:time-value="12:47:01.4053662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676cm"/>
    </style:style>
    <style:style style:name="co2" style:family="table-column">
      <style:table-column-properties fo:break-before="auto" style:column-width="2.258cm"/>
    </style:style>
    <style:style style:name="co3" style:family="table-column">
      <style:table-column-properties fo:break-before="auto" style:column-width="3.085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dddddd" style:text-align-source="fix" style:repeat-content="false" fo:border="0.06pt solid #000000"/>
      <style:paragraph-properties fo:text-align="center" fo:margin-left="0cm"/>
      <style:text-properties style:text-position="" style:font-name="Times New Roman" fo:font-size="10pt" fo:font-weight="bold" style:font-size-asian="10pt" style:font-weight-asian="bold" style:font-size-complex="10pt" style:font-weight-complex="bold"/>
    </style:style>
    <style:style style:name="ce2" style:family="table-cell" style:parent-style-name="Default">
      <style:table-cell-properties fo:background-color="#dddddd" style:text-align-source="fix" style:repeat-content="false" fo:border="0.06pt solid #000000"/>
      <style:paragraph-properties fo:text-align="center" fo:margin-left="0cm"/>
      <style:text-properties style:text-position="" style:font-name="Times New Roman" fo:font-size="9pt" fo:font-weight="bold" style:font-size-asian="9pt" style:font-weight-asian="bold" style:font-size-complex="9pt" style:font-weight-complex="bold"/>
    </style:style>
    <style:style style:name="ce3"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fo:font-style="italic" style:font-style-asian="italic" style:font-style-complex="italic"/>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style:font-name="Times New Roman" fo:font-size="9pt" style:font-size-asian="9pt" style:font-size-complex="9pt"/>
    </style:style>
    <style:style style:name="ce5" style:family="table-cell" style:parent-style-name="Default">
      <style:table-cell-properties style:text-align-source="fix" style:repeat-content="false"/>
      <style:paragraph-properties fo:text-align="center" fo:margin-left="0cm"/>
      <style:text-properties style:text-position=""/>
    </style:style>
    <style:style style:name="ce6" style:family="table-cell" style:parent-style-name="Default" style:data-style-name="N2">
      <style:table-cell-properties style:text-align-source="fix" style:repeat-content="false" fo:border="0.06pt solid #000000"/>
      <style:paragraph-properties fo:text-align="center" fo:margin-left="0cm"/>
      <style:text-properties style:text-position="" style:font-name="Times New Roman" fo:font-size="9pt" style:font-size-asian="9pt" style:font-size-complex="9pt"/>
    </style:style>
    <style:style style:name="ce7" style:family="table-cell" style:parent-style-name="Default">
      <style:table-cell-properties fo:background-color="#dddddd" style:text-align-source="fix" style:repeat-content="false" fo:border="0.06pt solid #000000"/>
      <style:paragraph-properties fo:text-align="center" fo:margin-left="0cm"/>
      <style:text-properties style:font-name="Times New Roman" fo:font-size="10pt" fo:font-weight="bold" style:font-size-asian="10pt" style:font-weight-asian="bold" style:font-size-complex="10pt" style:font-weight-complex="bold"/>
    </style:style>
    <style:style style:name="ce8" style:family="table-cell" style:parent-style-name="Default">
      <style:table-cell-properties fo:background-color="#dddddd" style:text-align-source="fix" style:repeat-content="false" fo:border="0.06pt solid #000000"/>
      <style:paragraph-properties fo:text-align="center" fo:margin-left="0cm"/>
      <style:text-properties style:font-name="Times New Roman" fo:font-size="9pt" fo:font-weight="bold" style:font-size-asian="9pt" style:font-weight-asian="bold" style:font-size-complex="9pt" style:font-weight-complex="bold"/>
    </style:style>
    <style:style style:name="ce9" style:family="table-cell" style:parent-style-name="Default">
      <style:table-cell-properties style:text-align-source="fix" style:repeat-content="false" fo:wrap-option="wrap" fo:border="0.06pt solid #000000" style:vertical-align="middle"/>
      <style:paragraph-properties fo:text-align="center" fo:margin-left="0cm"/>
      <style:text-properties fo:font-style="italic" style:font-style-asian="italic" style:font-style-complex="italic"/>
    </style:style>
    <style:style style:name="ce10" style:family="table-cell" style:parent-style-name="Default">
      <style:table-cell-properties style:text-align-source="fix" style:repeat-content="false" fo:border="0.06pt solid #000000"/>
      <style:paragraph-properties fo:text-align="center" fo:margin-left="0cm"/>
      <style:text-properties style:font-name="Times New Roman" fo:font-size="9pt" style:font-size-asian="9pt" style:font-size-complex="9pt"/>
    </style:style>
    <style:style style:name="ce11" style:family="table-cell" style:parent-style-name="Default">
      <style:table-cell-properties style:text-align-source="fix" style:repeat-content="false"/>
      <style:paragraph-properties fo:text-align="center" fo:margin-left="0cm"/>
    </style:style>
    <style:style style:name="ce12" style:family="table-cell" style:parent-style-name="Default" style:data-style-name="N2">
      <style:table-cell-properties style:text-align-source="fix" style:repeat-content="false" fo:border="0.06pt solid #000000"/>
      <style:paragraph-properties fo:text-align="center" fo:margin-left="0cm"/>
      <style:text-properties style:font-name="Times New Roman" fo:font-size="9pt" style:font-size-asian="9pt" style:font-size-complex="9pt"/>
    </style:style>
  </office:automatic-styles>
  <office:body>
    <office:spreadsheet>
      <table:table table:name="Sheet2" table:style-name="ta1">
        <table:table-column table:style-name="co1" table:default-cell-style-name="ce8"/>
        <table:table-column table:style-name="co2" table:number-columns-repeated="4" table:default-cell-style-name="ce10"/>
        <table:table-column table:style-name="co3" table:default-cell-style-name="ce10"/>
        <table:table-row table:style-name="ro1">
          <table:table-cell table:style-name="ce7" office:value-type="string" calcext:value-type="string">
            <text:p>Attribute</text:p>
          </table:table-cell>
          <table:table-cell table:style-name="ce7" office:value-type="string" calcext:value-type="string">
            <text:p>Min</text:p>
          </table:table-cell>
          <table:table-cell table:style-name="ce7" office:value-type="string" calcext:value-type="string">
            <text:p>Max</text:p>
          </table:table-cell>
          <table:table-cell table:style-name="ce7" office:value-type="string" calcext:value-type="string">
            <text:p>Mean</text:p>
          </table:table-cell>
          <table:table-cell table:style-name="ce7" office:value-type="string" calcext:value-type="string">
            <text:p>Variance</text:p>
          </table:table-cell>
          <table:table-cell table:style-name="ce7" office:value-type="string" calcext:value-type="string">
            <text:p>Count</text:p>
          </table:table-cell>
        </table:table-row>
        <table:table-row table:style-name="ro1">
          <table:table-cell office:value-type="string" calcext:value-type="string">
            <text:p>age</text:p>
          </table:table-cell>
          <table:table-cell office:value-type="float" office:value="12" calcext:value-type="float">
            <text:p>12</text:p>
          </table:table-cell>
          <table:table-cell office:value-type="float" office:value="100" calcext:value-type="float">
            <text:p>100</text:p>
          </table:table-cell>
          <table:table-cell table:style-name="ce12" office:value-type="float" office:value="31.6862390266441" calcext:value-type="float">
            <text:p>31.69</text:p>
          </table:table-cell>
          <table:table-cell table:style-name="ce12" office:value-type="float" office:value="64.0317339273879" calcext:value-type="float">
            <text:p>64.03</text:p>
          </table:table-cell>
          <table:table-cell/>
        </table:table-row>
        <table:table-row table:style-name="ro1">
          <table:table-cell office:value-type="string" calcext:value-type="string">
            <text:p>Division</text:p>
          </table:table-cell>
          <table:table-cell table:number-columns-repeated="5"/>
        </table:table-row>
        <table:table-row table:style-name="ro1">
          <table:table-cell office:value-type="string" calcext:value-type="string">
            <text:p>Gender</text:p>
          </table:table-cell>
          <table:table-cell office:value-type="string" calcext:value-type="string">
            <text:p>Male</text:p>
          </table:table-cell>
          <table:table-cell table:number-columns-repeated="4"/>
        </table:table-row>
        <table:table-row table:style-name="ro1">
          <table:table-cell/>
          <table:table-cell office:value-type="string" calcext:value-type="string">
            <text:p>Female</text:p>
          </table:table-cell>
          <table:table-cell table:number-columns-repeated="4"/>
        </table:table-row>
        <table:table-row table:style-name="ro1">
          <table:table-cell/>
          <table:table-cell office:value-type="string" calcext:value-type="string">
            <text:p>Not Declared</text:p>
          </table:table-cell>
          <table:table-cell table:number-columns-repeated="4"/>
        </table:table-row>
        <table:table-row table:style-name="ro1">
          <table:table-cell office:value-type="string" calcext:value-type="string">
            <text:p>height</text:p>
          </table:table-cell>
          <table:table-cell table:number-columns-repeated="5"/>
        </table:table-row>
        <table:table-row table:style-name="ro1">
          <table:table-cell office:value-type="string" calcext:value-type="string">
            <text:p>weight</text:p>
          </table:table-cell>
          <table:table-cell table:number-columns-repeated="5"/>
        </table:table-row>
        <table:table-row table:style-name="ro1">
          <table:table-cell office:value-type="string" calcext:value-type="string">
            <text:p>overall-points</text:p>
          </table:table-cell>
          <table:table-cell table:number-columns-repeated="5"/>
        </table:table-row>
        <table:table-row table:style-name="ro1">
          <table:table-cell office:value-type="string" calcext:value-type="string">
            <text:p>overall-rank</text:p>
          </table:table-cell>
          <table:table-cell table:number-columns-repeated="5"/>
        </table:table-row>
        <table:table-row table:style-name="ro1">
          <table:table-cell office:value-type="string" calcext:value-type="string">
            <text:p><text:s/>score1</text:p>
          </table:table-cell>
          <table:table-cell table:number-columns-repeated="5"/>
        </table:table-row>
        <table:table-row table:style-name="ro1">
          <table:table-cell office:value-type="string" calcext:value-type="string">
            <text:p>rank1</text:p>
          </table:table-cell>
          <table:table-cell table:number-columns-repeated="5"/>
        </table:table-row>
        <table:table-row table:style-name="ro1">
          <table:table-cell office:value-type="string" calcext:value-type="string">
            <text:p><text:s/>score2</text:p>
          </table:table-cell>
          <table:table-cell table:number-columns-repeated="5"/>
        </table:table-row>
        <table:table-row table:style-name="ro1">
          <table:table-cell office:value-type="string" calcext:value-type="string">
            <text:p><text:s/>rank2</text:p>
          </table:table-cell>
          <table:table-cell table:number-columns-repeated="5"/>
        </table:table-row>
        <table:table-row table:style-name="ro1">
          <table:table-cell office:value-type="string" calcext:value-type="string">
            <text:p><text:s/>score3</text:p>
          </table:table-cell>
          <table:table-cell table:number-columns-repeated="5"/>
        </table:table-row>
        <table:table-row table:style-name="ro1">
          <table:table-cell office:value-type="string" calcext:value-type="string">
            <text:p>rank3</text:p>
          </table:table-cell>
          <table:table-cell table:number-columns-repeated="5"/>
        </table:table-row>
        <table:table-row table:style-name="ro1">
          <table:table-cell office:value-type="string" calcext:value-type="string">
            <text:p><text:s/>score4</text:p>
          </table:table-cell>
          <table:table-cell table:number-columns-repeated="5"/>
        </table:table-row>
        <table:table-row table:style-name="ro1">
          <table:table-cell office:value-type="string" calcext:value-type="string">
            <text:p>rank4</text:p>
          </table:table-cell>
          <table:table-cell table:number-columns-repeated="5"/>
        </table:table-row>
        <table:table-row table:style-name="ro1">
          <table:table-cell office:value-type="string" calcext:value-type="string">
            <text:p><text:s/>score5</text:p>
          </table:table-cell>
          <table:table-cell table:number-columns-repeated="5"/>
        </table:table-row>
        <table:table-row table:style-name="ro1">
          <table:table-cell office:value-type="string" calcext:value-type="string">
            <text:p>rank5</text:p>
          </table:table-cell>
          <table:table-cell table:number-columns-repeated="5"/>
        </table:table-row>
        <table:table-row table:style-name="ro1">
          <table:table-cell office:value-type="string" calcext:value-type="string">
            <text:p><text:s/>score6</text:p>
          </table:table-cell>
          <table:table-cell table:number-columns-repeated="5"/>
        </table:table-row>
        <table:table-row table:style-name="ro1">
          <table:table-cell office:value-type="string" calcext:value-type="string">
            <text:p>rank6</text:p>
          </table:table-cell>
          <table:table-cell table:number-columns-repeated="5"/>
        </table:table-row>
        <table:table-row table:style-name="ro2">
          <table:table-cell table:style-name="ce9" office:value-type="string" calcext:value-type="string" table:number-columns-spanned="6" table:number-rows-spanned="1">
            <text:p>Note: The post processed dataset has been used to create this table, the raw dataset contained data was a little data and some cleaning and standardisation (lb to kg).</text:p>
          </table:table-cell>
          <table:covered-table-cell table:number-columns-repeated="5" table:style-name="ce11"/>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1">
      <number:number number:decimal-places="9" number:min-integer-digits="1"/>
    </number:number-style>
    <number:number-style style:name="N112">
      <number:number number:decimal-places="8" number:min-integer-digits="1"/>
    </number:number-style>
    <number:number-style style:name="N113">
      <number:number number:decimal-places="7" number:min-integer-digits="1"/>
    </number:number-style>
    <number:number-style style:name="N114">
      <number:number number:decimal-places="6" number:min-integer-digits="1"/>
    </number:number-style>
    <number:number-style style:name="N115">
      <number:number number:decimal-places="5" number:min-integer-digits="1"/>
    </number:number-style>
    <number:number-style style:name="N116">
      <number:number number:decimal-places="4" number:min-integer-digits="1"/>
    </number:number-style>
    <number:number-style style:name="N117">
      <number:number number:decimal-places="3" number:min-integer-digits="1"/>
    </number:number-style>
    <number:number-style style:name="N118">
      <number:number number:decimal-places="11" number:min-integer-digits="1"/>
    </number:number-style>
    <number:number-style style:name="N119">
      <number:number number:decimal-places="10"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9">00/00/0000</text:date>, <text:time style:data-style-name="N2" text:time-value="00:09:52.487970752">00:00:00</text:time></text:p>
        </style:region-right>
      </style:header>
      <style:header-left style:display="false"/>
      <style:footer>
        <text:p>Page <text:page-number>1</text:page-number> / <text:page-count>99</text:page-count></text:p>
      </style:footer>
      <style:footer-left style:display="false"/>
    </style:master-page>
  </office:master-styles>
</office:document-styles>
</file>